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5000002192CDF7E84.png"/>
  <manifest:file-entry manifest:media-type="image/png" manifest:full-path="Pictures/10000000000004E5000001213D453BBF.png"/>
  <manifest:file-entry manifest:media-type="image/png" manifest:full-path="Pictures/10000000000004E5000001A0E9AAEAE9.png"/>
  <manifest:file-entry manifest:media-type="image/png" manifest:full-path="Pictures/10000000000004E400000344D90C31BE.png"/>
  <manifest:file-entry manifest:media-type="image/png" manifest:full-path="Pictures/10000000000004E20000034227F263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25.698cm" svg:height="8.53cm" draw:z-index="0"><draw:image xlink:href="Pictures/10000000000004E5000001A0E9AAEAE9.png" xlink:type="simple" xlink:show="embed" xlink:actuate="onLoad"/></draw:frame></text:p>
      <text:p text:style-name="Standard"><draw:frame draw:style-name="fr2" draw:name="gráficos2" text:anchor-type="paragraph" svg:width="25.698cm" svg:height="11.012cm" draw:z-index="1"><draw:image xlink:href="Pictures/10000000000004E5000002192CDF7E84.png" xlink:type="simple" xlink:show="embed" xlink:actuate="onLoad"/></draw:frame><text:soft-page-break/></text:p>
      <text:p text:style-name="Standard"/>
      <text:p text:style-name="Standard"><draw:frame draw:style-name="fr1" draw:name="gráficos3" text:anchor-type="paragraph" svg:width="25.698cm" svg:height="5.927cm" draw:z-index="2"><draw:image xlink:href="Pictures/10000000000004E5000001213D453BBF.png" xlink:type="simple" xlink:show="embed" xlink:actuate="onLoad"/></draw:frame></text:p>
      <text:p text:style-name="Standard"><text:soft-page-break/></text:p>
      <text:p text:style-name="Standard"><draw:frame draw:style-name="fr1" draw:name="gráficos5" text:anchor-type="paragraph" svg:width="25.698cm" svg:height="17.159cm" draw:z-index="4"><draw:image xlink:href="Pictures/10000000000004E400000344D90C31BE.png" xlink:type="simple" xlink:show="embed" xlink:actuate="onLoad"/></draw:frame></text:p>
      <text:p text:style-name="Standard"><draw:frame draw:style-name="fr1" draw:name="gráficos4" text:anchor-type="paragraph" svg:width="25.698cm" svg:height="17.145cm" draw:z-index="3"><draw:image xlink:href="Pictures/10000000000004E20000034227F2633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997cm" fo:margin-bottom="2.0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4T13:47:39.04</meta:creation-date>
    <meta:print-date>2010-05-04T13:54:26.75</meta:print-date>
    <meta:document-statistic meta:table-count="0" meta:image-count="5" meta:object-count="0" meta:page-count="4" meta:paragraph-count="0" meta:word-count="0" meta:character-count="0"/>
    <dc:date>2010-05-04T13:55:31.14</dc:date>
    <meta:editing-duration>PT00H07M52S</meta:editing-duration>
    <meta:editing-cycles>1</meta:editing-cycles>
    <meta:generator>OpenOffice.org/3.0$Win32 OpenOffice.org_project/300m9$Build-9358</meta:generator>
  </office:meta>
</office:document-meta>
</file>